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lon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index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varchar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niq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varchar</text:p>
          </table:table-cell>
          <table:table-cell table:style-name="ce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varchar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niq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deadlin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boolean</text:p>
          </table:table-cell>
          <table:table-cell table:style-name="ce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exit_da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rchar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uniq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" meta:object-count="0"/>
    <meta:generator>LibreOfficeDev/6.0.5.2$Linux_X86_64 LibreOffice_project/</meta:generator>
  </office:meta>
</office:document-meta>
</file>